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999999"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999999" style:text-line-through-style="none" style:text-line-through-type="none" style:text-underline-style="none"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weight="normal"/>
    </style:style>
    <style:style style:name="P8"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2">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3">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Standard">
      <style:text-properties officeooo:rsid="00199cb1" officeooo:paragraph-rsid="00199cb1"/>
    </style:style>
    <style:style style:name="P12" style:family="paragraph" style:parent-style-name="Standard">
      <style:text-properties officeooo:rsid="0019c17e" officeooo:paragraph-rsid="0019c17e"/>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docs-internal-guid-e1a0026f-681d-e67c-56d9-58793d49ebf9"/>Ejercicio de AJAX con GitHub</text:h>
      <text:p text:style-name="P2"> </text:p>
      <text:p text:style-name="P3">DESCRIPCIÓN DEL EJERCICIO</text:p>
      <text:p text:style-name="P4">En este ejercicio vamos a crear una web que nos permita obtener información de un perfil de GitHub usando AJAX. Para ello tendremos un input donde introduciremos el nombre de usuario de GitHub del que queramos obtener la información y un botón para que al pulsarlo haga la petición AJAX al servidor y obtenga la información de dicho usuario.</text:p>
      <text:p text:style-name="P2"><text:span text:style-name="T2"><text:line-break/>Para obtener la información tendremos que hacer una petición a la dirección </text:span><text:a xlink:type="simple" xlink:href="https://api.github.com/users/gootyfer"><text:span text:style-name="T5">https://api.github.com/users/gootyfer</text:span></text:a><text:span text:style-name="T4"> </text:span><text:span text:style-name="T2">que nos devolverá un objeto JSON con la información del usuario. En ese caso concreto nos devolverá un objeto con la información de Isra. En vuestro caso, tendréis que hacerlo de manera distinta para crear la posibilidad de que os devuelva un usuario distinto cada vez que introduzcáis un nombre en el campo que habéis creado. (Ejemplo: </text:span><text:a xlink:type="simple" xlink:href="https://api.github.com/users/guerrero"><text:span text:style-name="T5">https://api.github.com/users/guerrero</text:span></text:a><text:span text:style-name="T4"> </text:span><text:span text:style-name="T2">devolverá mi información)</text:span></text:p>
      <text:p text:style-name="P2"> </text:p>
      <text:p text:style-name="P5">Ejemplo del ejercicio</text:p>
      <text:p text:style-name="P2"> </text:p>
      <text:p text:style-name="P6"><draw:frame draw:style-name="fr1" draw:name="Imagen1" text:anchor-type="as-char" svg:width="9.155cm" svg:height="10.239cm" draw:z-index="0"><draw:image xlink:href="https://lh4.googleusercontent.com/qc_LU2RnU8UsCY9VO2iWY2ts2I6EJ5YvqpIb0oKEujQsqoK5HWuiWtPcOWin0YZLa6SRYQSIlUDlbSjz4YAk1KKI2DAEAFU7V2b4gDQDh6Ui-9ZI0xhiYFSJ9-damDH9XZzUxHFa" xlink:type="simple" xlink:show="embed" xlink:actuate="onLoad"/></draw:frame></text:p>
      <text:p text:style-name="P2"> </text:p>
      <text:p text:style-name="P3">MÉTODO DE TRABAJO</text:p>
      <text:p text:style-name="P2"> </text:p>
      <text:list xml:id="list4255384270189141792" text:style-name="L1">
        <text:list-item>
          <text:p text:style-name="P8">Durante este ejercicio trabajaremos usando Git desde la línea de comandos (Terminal) para irnos habituando a la herramienta y empezar a descubrir los beneficios que ofrece. Para ello, podéis consultar la guía de uso que hay en GitBook.</text:p>
        </text:list-item>
        <text:list-item>
          <text:p text:style-name="P8"><text:soft-page-break/>La idea sería realizar pequeños pasos e ir guardandolos en Git para que, en caso de equivocarnos, podamos deshacer los cambios sin perder gran cantidad del trabajo o llegar a un punto en el que no sabemos por donde tirar. Como ejemplo, podéis empezar haciendo el HTML y una vez terminado hacer un commit. Posteriormente el CSS y así poco a poco. Lo normal es que cuando trabajéis con JavaScript vayáis paso a paso, funcionalidad a funcionalidad para no cometer errores y tener que deshacer gran parte del trabajo.</text:p>
        </text:list-item>
      </text:list>
      <text:p text:style-name="P2"> </text:p>
      <text:p text:style-name="P7"><text:span text:style-name="T3">REQUISITOS</text:span><text:span text:style-name="T1"><text:line-break/><text:line-break/>Este ejercicio contempla una serie de requisitos fundamentales que son los siguientes:</text:span></text:p>
      <text:p text:style-name="P2"> </text:p>
      <text:list xml:id="list1476005905300209158" text:style-name="L2">
        <text:list-item>
          <text:p text:style-name="P9">El ejercicio debe funcionar correctamente y permitir realizar varias búsquedas con distintos usuarios</text:p>
        </text:list-item>
      </text:list>
      <text:list xml:id="list6404251506288134976" text:style-name="L3">
        <text:list-item>
          <text:p text:style-name="P10">Los estilos deberán de estar creados con Sass, usando Koala para convertir el código a CSS y Autoprefixer para generar automáticamente los vendor prefixes (-moz-, -webkit-, -o-, etc.)</text:p>
        </text:list-item>
        <text:list-item>
          <text:p text:style-name="P10">Trabajaremos paso a paso y seguiremos los pasos explicados en clase (cambios &gt; commit &gt; enviar al servidor y así continuamente). Utilizaremos buenas prácticas como editar el código CSS en el inspector de Chrome y no guarrear nuestro código hasta que no sepamos qué propiedades de CSS debemos usar.</text:p>
        </text:list-item>
      </text:list>
      <text:p text:style-name="Standard"/>
      <text:p text:style-name="Standard"/>
      <text:p text:style-name="Standard"/>
      <text:p text:style-name="Standard"/>
      <text:p text:style-name="Standard"/>
      <text:p text:style-name="Standard"/>
      <text:p text:style-name="P11">RECURSOS</text:p>
      <text:p text:style-name="P11">-Link listado de los errores y su numero:</text:p>
      <text:p text:style-name="P11"/>
      <text:p text:style-name="P11"><text:a xlink:type="simple" xlink:href="https://en.wikipedia.org/wiki/List_of_HTTP_status_codes">https://en.wikipedia.org/wiki/List_of_HTTP_status_codes</text:a></text:p>
      <text:p text:style-name="P11"/>
      <text:p text:style-name="P11">-Primeros pasos con AJAX:</text:p>
      <text:p text:style-name="P11"/>
      <text:p text:style-name="P11"><text:a xlink:type="simple" xlink:href="https://developer.mozilla.org/es/docs/AJAX/Primeros_Pasos">https://developer.mozilla.org/es/docs/AJAX/Primeros_Pasos</text:a></text:p>
      <text:p text:style-name="P11"/>
      <text:p text:style-name="P11"/>
      <text:p text:style-name="P11"/>
      <text:p text:style-name="P11"/>
      <text:p text:style-name="P11"/>
      <text:p text:style-name="P12">link a codigo Json¿¿¿... <text:span text:style-name="T6">antes hay que instalar dos extensiones en crhome</text:span></text:p>
      <text:p text:style-name="P12"/>
      <text:p text:style-name="P12">https://www.metaweather.com/api/location/766273/</text:p>
      <text:p text:style-name="P11"/>
      <text:p text:style-name="P11"/>
      <text:p text:style-name="P11"/>
      <text:p text:style-name="P11"/>
      <text:p text:style-name="P11"><text:soft-page-break/></text:p>
      <text:p text:style-name="P11"/>
      <text:p text:style-name="P11">Ejemplo codigo que Impartio Alex <text:s/>asincronia:</text:p>
      <text:p text:style-name="P11"/>
      <text:p text:style-name="P11">'use strict';</text:p>
      <text:p text:style-name="P11"/>
      <text:p text:style-name="P11">function showMessageFromTheFuture() {</text:p>
      <text:p text:style-name="P11"><text:s text:c="2"/>console.log('Hola! Vengo del futuro');</text:p>
      <text:p text:style-name="P11">}</text:p>
      <text:p text:style-name="P11"/>
      <text:p text:style-name="P11">setTimeout(showMessageFromTheFuture, 2000);</text:p>
      <text:p text:style-name="P11"/>
      <text:p text:style-name="P11">console.log('¡Ho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1:23:40.376666369</meta:creation-date>
    <dc:date>2017-06-02T11:45:08.664460624</dc:date>
    <meta:editing-duration>PT20M5S</meta:editing-duration>
    <meta:editing-cycles>2</meta:editing-cycles>
    <meta:generator>LibreOffice/4.2.8.2$Linux_X86_64 LibreOffice_project/420m0$Build-2</meta:generator>
    <meta:document-statistic meta:table-count="0" meta:image-count="1" meta:object-count="0" meta:page-count="3" meta:paragraph-count="34" meta:word-count="429" meta:character-count="2894" meta:non-whitespace-character-count="2484"/>
  </office:meta>
</office:document-meta>
</file>